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3.5543in"/>
    </style:style>
    <style:style style:name="co4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escend</text:p>
          </table:table-cell>
          <table:table-cell office:value-type="string" calcext:value-type="string">
            <text:p>believe that you are more intelligent and better than other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; pres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to supply with heat for their develop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make no effort to understand the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 </text:p>
          </table:table-cell>
          <table:table-cell office:value-type="string" calcext:value-type="string">
            <text:p>arous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16382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d</text:p>
          </table:table-cell>
          <table:table-cell office:value-type="string" calcext:value-type="string">
            <text:p>use to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new; virgi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 table:number-columns-repeated="16382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car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 table:number-rows-repeated="104839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8:23:48.5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4-12-04T18:29:04.859000000</dc:date>
    <meta:editing-duration>P1DT1H43M31S</meta:editing-duration>
    <meta:editing-cycles>263</meta:editing-cycles>
    <meta:generator>LibreOffice/24.8.3.2$Windows_X86_64 LibreOffice_project/48a6bac9e7e268aeb4c3483fcf825c94556d9f92</meta:generator>
    <meta:document-statistic meta:table-count="1" meta:cell-count="388" meta:object-count="0"/>
  </office:meta>
</office:document-meta>
</file>